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131</text:p>
      <text:p text:style-name="Standard"/>
      <text:p text:style-name="Standard">Generally, true adapters are used to link a preexisting class whose methods have the same function but different names of a class you are using. Our adapters in the OCSF framework differ in that they are already specifically built to adapt to OCSF classes so they have same names and parameters where true adapters would have to deal with the messy differences between the classes they are adapting to.</text:p>
      <text:p text:style-name="Standard"/>
      <text:p text:style-name="Standard">E132</text:p>
      <text:p text:style-name="Standard"/>
      <text:p text:style-name="Standard">Observable Layer advantages:</text:p>
      <text:p text:style-name="Standard"/>
      <text:list xml:id="list192233684" text:style-name="L1">
        <text:list-item>
          <text:p text:style-name="P1">Observable layer provides concrete implementations of the Abstract classes to be easily inherited and implemented.</text:p>
        </text:list-item>
        <text:list-item>
          <text:p text:style-name="P1">All necessary service methods in Observable layer simply delegate up to Adaptable layer.</text:p>
        </text:list-item>
        <text:list-item>
          <text:p text:style-name="P1">Developers need to know very little about Observable layer making it simple to tack on different application subsystems.</text:p>
        </text:list-item>
      </text:list>
      <text:p text:style-name="Standard"/>
      <text:p text:style-name="Standard">Observable Layer disadvantages:</text:p>
      <text:p text:style-name="Standard"/>
      <text:p text:style-name="Standard">Creating subclass of ConnectionToClient advantages:</text:p>
      <text:list xml:id="list1231593638" text:style-name="L2">
        <text:list-item>
          <text:p text:style-name="P2">One may not want to have all message handling processed from the server, instead it could be handled by a ConnectionToClient subclass and still be synchronized.</text:p>
        </text:list-item>
        <text:list-item>
          <text:p text:style-name="P2">May want to have different handleMessageFromClient methods in different subclasses of ConnectionToClient to handle different types of connections (such as local or Internet connections).</text:p>
        </text:list-item>
      </text:list>
      <text:p text:style-name="Standard"/>
      <text:p text:style-name="Standard">Creating subclass of ConnectionToClient disadvant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eb </meta:initial-creator>
    <meta:creation-date>2013-04-13T16:36:31</meta:creation-date>
    <meta:generator>LibreOffice/3.5$Linux_X86_64 LibreOffice_project/350m1$Build-2</meta:generator>
    <dc:date>2013-04-13T17:17:16</dc:date>
    <dc:creator>caleb </dc:creator>
    <meta:editing-duration>P0D</meta:editing-duration>
    <meta:editing-cycles>1</meta:editing-cycles>
    <meta:document-statistic meta:table-count="0" meta:image-count="0" meta:object-count="0" meta:page-count="1" meta:paragraph-count="12" meta:word-count="188" meta:character-count="1248" meta:non-whitespace-character-count="1076"/>
  </office:meta>
</office:document-meta>
</file>